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96a3d1"/>
    </style:style>
    <style:style style:name="P4" style:family="paragraph" style:parent-style-name="Heading_20_2">
      <style:text-properties officeooo:paragraph-rsid="069b8824"/>
    </style:style>
    <style:style style:name="P5" style:family="paragraph" style:parent-style-name="Heading_20_2">
      <style:text-properties officeooo:paragraph-rsid="069f2fb2"/>
    </style:style>
    <style:style style:name="P6" style:family="paragraph" style:parent-style-name="Heading_20_2">
      <style:text-properties officeooo:paragraph-rsid="06a1547d"/>
    </style:style>
    <style:style style:name="P7" style:family="paragraph" style:parent-style-name="Heading_20_2">
      <style:text-properties officeooo:paragraph-rsid="06a276ec"/>
    </style:style>
    <style:style style:name="P8" style:family="paragraph" style:parent-style-name="Heading_20_2">
      <style:paragraph-properties fo:line-height="100%"/>
      <style:text-properties officeooo:paragraph-rsid="06be1eb0"/>
    </style:style>
    <style:style style:name="P9" style:family="paragraph" style:parent-style-name="Text_20_body">
      <style:paragraph-properties fo:line-height="100%"/>
      <style:text-properties officeooo:paragraph-rsid="06ad1494"/>
    </style:style>
    <style:style style:name="P10" style:family="paragraph" style:parent-style-name="Text_20_body">
      <style:paragraph-properties fo:line-height="100%"/>
      <style:text-properties officeooo:paragraph-rsid="06b0cb90"/>
    </style:style>
    <style:style style:name="P11" style:family="paragraph" style:parent-style-name="Text_20_body">
      <style:text-properties officeooo:paragraph-rsid="06a3b5fc"/>
    </style:style>
    <style:style style:name="P12" style:family="paragraph" style:parent-style-name="Text_20_body">
      <style:text-properties fo:font-weight="normal" officeooo:rsid="06869a0a" officeooo:paragraph-rsid="06a3b5fc" style:font-weight-asian="normal" style:font-weight-complex="normal"/>
    </style:style>
    <style:style style:name="P13" style:family="paragraph" style:parent-style-name="Text_20_body">
      <style:paragraph-properties fo:line-height="100%"/>
      <style:text-properties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14" style:family="paragraph" style:parent-style-name="Text_20_body">
      <style:paragraph-properties fo:line-height="100%"/>
      <style:text-properties style:font-name="Monospace" fo:font-weight="normal" officeooo:rsid="068c8d95" officeooo:paragraph-rsid="06a276ec" style:font-size-asian="10.5pt" style:font-weight-asian="normal" style:font-name-complex="David CLM" style:font-weight-complex="normal"/>
    </style:style>
    <style:style style:name="P15" style:family="paragraph" style:parent-style-name="Text_20_body">
      <style:paragraph-properties fo:line-height="100%"/>
      <style:text-properties style:font-name="Monospace" officeooo:rsid="0696a3d1" officeooo:paragraph-rsid="0696a3d1" style:font-size-asian="10.5pt" style:font-name-complex="David CLM" style:font-weight-complex="normal"/>
    </style:style>
    <style:style style:name="P16" style:family="paragraph" style:parent-style-name="Text_20_body">
      <style:paragraph-properties fo:line-height="100%"/>
      <style:text-properties style:font-name="Monospace" officeooo:rsid="069f2fb2" officeooo:paragraph-rsid="069f2fb2" style:font-size-asian="10.5pt" style:font-name-complex="David CLM" style:font-weight-complex="normal"/>
    </style:style>
    <style:style style:name="P17" style:family="paragraph" style:parent-style-name="Text_20_body">
      <style:paragraph-properties fo:line-height="100%"/>
      <style:text-properties style:font-name="Monospace" officeooo:rsid="06a276ec" officeooo:paragraph-rsid="06a276ec" style:font-size-asian="10.5pt" style:font-name-complex="David CLM" style:font-weight-complex="normal"/>
    </style:style>
    <style:style style:name="P18" style:family="paragraph" style:parent-style-name="Text_20_body">
      <style:paragraph-properties fo:line-height="100%"/>
      <style:text-properties officeooo:rsid="04af6545" officeooo:paragraph-rsid="06b7f91d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a1547d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94787f" officeooo:paragraph-rsid="06a1547d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paragraph-rsid="0696a3d1"/>
    </style:style>
    <style:style style:name="P22" style:family="paragraph" style:parent-style-name="Text_20_body">
      <style:paragraph-properties fo:text-align="end" style:justify-single-word="false" style:writing-mode="rl-tb"/>
      <style:text-properties style:text-position="0% 100%" style:font-name="Monospace" officeooo:rsid="0694787f" officeooo:paragraph-rsid="06a1547d" style:font-size-asian="10.5pt" style:font-name-complex="David CLM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6a551b0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94787f" officeooo:paragraph-rsid="06a1547d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officeooo:paragraph-rsid="06975e86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6a3b5fc" officeooo:paragraph-rsid="06a551b0"/>
    </style:style>
    <style:style style:name="P27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6a3d1" officeooo:paragraph-rsid="06975e86" style:font-size-asian="10.5pt" style:font-name-complex="David CLM" style:font-weight-complex="normal"/>
    </style:style>
    <style:style style:name="P28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9e029" officeooo:paragraph-rsid="0699e029" style:font-size-asian="10.5pt" style:font-name-complex="David CLM" style:font-weight-complex="normal"/>
    </style:style>
    <style:style style:name="P29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a276ec" officeooo:paragraph-rsid="06a276ec" style:font-size-asian="10.5pt" style:font-name-complex="David CLM" style:font-weight-complex="normal"/>
    </style:style>
    <style:style style:name="P30" style:family="paragraph" style:parent-style-name="Heading_20_2">
      <style:paragraph-properties fo:margin-top="0in" fo:margin-bottom="0.0181in" style:contextual-spacing="false" fo:line-height="100%"/>
      <style:text-properties style:font-name="Courier New" fo:font-size="10pt" officeooo:paragraph-rsid="06b7f91d" style:font-size-asian="10pt" style:font-size-complex="10pt"/>
    </style:style>
    <style:style style:name="P31" style:family="paragraph" style:parent-style-name="Standard">
      <style:paragraph-properties fo:line-height="100%"/>
      <style:text-properties officeooo:paragraph-rsid="06bf2e14"/>
    </style:style>
    <style:style style:name="P32" style:family="paragraph" style:parent-style-name="Standard">
      <style:paragraph-properties fo:line-height="100%"/>
      <style:text-properties style:font-name="David" fo:language="en" fo:country="US" fo:font-weight="normal" officeooo:rsid="06c0bdee" officeooo:paragraph-rsid="06c0bdee" style:font-size-asian="10.5pt" style:font-weight-asian="normal" style:font-name-complex="David CLM" style:font-weight-complex="normal"/>
    </style:style>
    <style:style style:name="P33" style:family="paragraph" style:parent-style-name="Standard">
      <style:paragraph-properties fo:line-height="100%"/>
      <style:text-properties officeooo:paragraph-rsid="06c20a62"/>
    </style:style>
    <style:style style:name="P3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6a276e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a368b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b0cb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9b882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font-name="Monospace" officeooo:rsid="0694787f" style:font-size-asian="10.5pt" style:font-name-complex="David CLM" style:font-weight-complex="normal"/>
    </style:style>
    <style:style style:name="T14" style:family="text">
      <style:text-properties style:font-name="Monospace" officeooo:rsid="0696a3d1" style:font-size-asian="10.5pt" style:font-name-complex="David CLM" style:font-weight-complex="normal"/>
    </style:style>
    <style:style style:name="T15" style:family="text">
      <style:text-properties style:font-name="Monospace" officeooo:rsid="06975e86" style:font-size-asian="10.5pt" style:font-name-complex="David CLM" style:font-weight-complex="normal"/>
    </style:style>
    <style:style style:name="T16" style:family="text">
      <style:text-properties style:font-name="Monospace" officeooo:rsid="0697a69f" style:font-size-asian="10.5pt" style:font-name-complex="David CLM" style:font-weight-complex="normal"/>
    </style:style>
    <style:style style:name="T17" style:family="text">
      <style:text-properties style:font-name="Monospace" officeooo:rsid="0697c26e" style:font-size-asian="10.5pt" style:font-name-complex="David CLM" style:font-weight-complex="normal"/>
    </style:style>
    <style:style style:name="T18" style:family="text">
      <style:text-properties style:font-name="Monospace" officeooo:rsid="069941ba" style:font-size-asian="10.5pt" style:font-name-complex="David CLM" style:font-weight-complex="normal"/>
    </style:style>
    <style:style style:name="T19" style:family="text">
      <style:text-properties style:font-name="Monospace" officeooo:rsid="0699e029" style:font-size-asian="10.5pt" style:font-name-complex="David CLM" style:font-weight-complex="normal"/>
    </style:style>
    <style:style style:name="T20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21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22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23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24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25" style:family="text">
      <style:text-properties style:font-name="Monospace" fo:font-weight="normal" officeooo:rsid="06a74a8a" style:font-size-asian="10.5pt" style:font-weight-asian="normal" style:font-name-complex="David CLM" style:font-weight-complex="normal"/>
    </style:style>
    <style:style style:name="T26" style:family="text">
      <style:text-properties style:font-name="Monospace" fo:font-weight="normal" officeooo:rsid="06aa172a" style:font-size-asian="10.5pt" style:font-weight-asian="normal" style:font-name-complex="David CLM" style:font-weight-complex="normal"/>
    </style:style>
    <style:style style:name="T27" style:family="text">
      <style:text-properties style:font-name="Monospace" fo:font-weight="normal" officeooo:rsid="06abbd76" style:font-size-asian="10.5pt" style:font-weight-asian="normal" style:font-name-complex="David CLM" style:font-weight-complex="normal"/>
    </style:style>
    <style:style style:name="T28" style:family="text">
      <style:text-properties style:font-name="Monospace" fo:font-weight="normal" officeooo:rsid="06b020fb" style:font-size-asian="10.5pt" style:font-weight-asian="normal" style:font-name-complex="David CLM" style:font-weight-complex="normal"/>
    </style:style>
    <style:style style:name="T29" style:family="text">
      <style:text-properties style:font-name="Monospace" fo:font-weight="normal" officeooo:rsid="06b0cb90" style:font-size-asian="10.5pt" style:font-weight-asian="normal" style:font-name-complex="David CLM" style:font-weight-complex="normal"/>
    </style:style>
    <style:style style:name="T30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31" style:family="text">
      <style:text-properties style:font-name="Monospace" fo:font-weight="normal" officeooo:rsid="06b16964" style:font-size-asian="10.5pt" style:font-weight-asian="normal" style:font-name-complex="David CLM" style:font-weight-complex="normal"/>
    </style:style>
    <style:style style:name="T32" style:family="text">
      <style:text-properties style:font-name="Monospace" fo:font-weight="normal" officeooo:rsid="06b9930d" style:font-size-asian="10.5pt" style:font-weight-asian="normal" style:font-name-complex="David CLM" style:font-weight-complex="normal"/>
    </style:style>
    <style:style style:name="T33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34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35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36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37" style:family="text">
      <style:text-properties style:font-name="Monospace" fo:font-style="italic" fo:font-weight="normal" officeooo:rsid="06b0cb90" style:font-size-asian="10.5pt" style:font-style-asian="italic" style:font-weight-asian="normal" style:font-name-complex="David CLM" style:font-style-complex="italic" style:font-weight-complex="normal"/>
    </style:style>
    <style:style style:name="T38" style:family="text">
      <style:text-properties style:font-name="Monospace" fo:language="en" fo:country="US" fo:font-weight="normal" officeooo:rsid="06be1eb0" style:font-size-asian="10.5pt" style:font-weight-asian="normal" style:font-name-complex="David CLM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683ee71" style:font-weight-asian="normal" style:font-weight-complex="normal"/>
    </style:style>
    <style:style style:name="T41" style:family="text">
      <style:text-properties fo:font-weight="normal" officeooo:rsid="0684e0d0" style:font-weight-asian="normal" style:font-weight-complex="normal"/>
    </style:style>
    <style:style style:name="T42" style:family="text">
      <style:text-properties fo:font-weight="normal" officeooo:rsid="06869a0a" style:font-weight-asian="normal" style:font-weight-complex="normal"/>
    </style:style>
    <style:style style:name="T43" style:family="text">
      <style:text-properties fo:font-weight="normal" officeooo:rsid="0691962d" style:font-weight-asian="normal" style:font-weight-complex="normal"/>
    </style:style>
    <style:style style:name="T44" style:family="text">
      <style:text-properties fo:font-weight="normal" officeooo:rsid="0682b543" style:font-weight-asian="normal" style:font-weight-complex="normal"/>
    </style:style>
    <style:style style:name="T45" style:family="text">
      <style:text-properties fo:font-weight="normal" officeooo:rsid="0682e647" style:font-weight-asian="normal" style:font-weight-complex="normal"/>
    </style:style>
    <style:style style:name="T46" style:family="text">
      <style:text-properties fo:font-weight="normal" officeooo:rsid="06a276ec" style:font-weight-asian="normal" style:font-weight-complex="normal"/>
    </style:style>
    <style:style style:name="T47" style:family="text">
      <style:text-properties fo:font-weight="normal" officeooo:rsid="06a3b5fc" style:font-weight-asian="normal" style:font-weight-complex="normal"/>
    </style:style>
    <style:style style:name="T48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0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694787f"/>
    </style:style>
    <style:style style:name="T54" style:family="text">
      <style:text-properties style:text-position="sub 58%" style:font-name="Monospace" style:font-size-asian="10.5pt" style:font-name-complex="David CLM" style:font-weight-complex="normal"/>
    </style:style>
    <style:style style:name="T55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56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57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8" style:family="text">
      <style:text-properties style:text-position="0% 100%"/>
    </style:style>
    <style:style style:name="T59" style:family="text">
      <style:text-properties style:text-position="0% 100%" officeooo:rsid="0694787f"/>
    </style:style>
    <style:style style:name="T60" style:family="text">
      <style:text-properties style:text-position="0% 100%" style:font-name="Monospace" style:font-size-asian="10.5pt" style:font-name-complex="David CLM" style:font-weight-complex="normal"/>
    </style:style>
    <style:style style:name="T61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62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63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64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65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66" style:family="text">
      <style:text-properties fo:language="en" fo:country="US" fo:font-weight="normal" officeooo:rsid="06be1eb0" style:font-size-asian="10.5pt" style:font-weight-asian="normal" style:font-weight-complex="normal"/>
    </style:style>
    <style:style style:name="T67" style:family="text">
      <style:text-properties style:font-name="David" fo:language="en" fo:country="US" fo:font-weight="normal" officeooo:rsid="06be1eb0" style:font-size-asian="10.5pt" style:font-weight-asian="normal" style:font-name-complex="David CLM" style:font-weight-complex="normal"/>
    </style:style>
    <style:style style:name="T68" style:family="text">
      <style:text-properties style:font-name="David" fo:language="en" fo:country="US" fo:font-weight="normal" officeooo:rsid="06407c16" style:font-size-asian="10.5pt" style:font-weight-asian="normal" style:font-name-complex="David CLM" style:font-weight-complex="normal"/>
    </style:style>
    <style:style style:name="T69" style:family="text">
      <style:text-properties style:font-name="David" fo:language="en" fo:country="US" fo:font-weight="normal" officeooo:rsid="0642138f" style:font-size-asian="10.5pt" style:font-weight-asian="normal" style:font-name-complex="David CLM" style:font-weight-complex="normal"/>
    </style:style>
    <style:style style:name="T70" style:family="text">
      <style:text-properties style:font-name="David" fo:language="en" fo:country="US" fo:font-weight="normal" officeooo:rsid="0646251d" style:font-size-asian="10.5pt" style:font-weight-asian="normal" style:font-name-complex="David CLM" style:font-weight-complex="normal"/>
    </style:style>
    <style:style style:name="T71" style:family="text">
      <style:text-properties style:font-name="David" fo:language="en" fo:country="US" fo:font-weight="normal" officeooo:rsid="06bf2e14" style:font-size-asian="10.5pt" style:font-weight-asian="normal" style:font-name-complex="David CLM" style:font-weight-complex="normal"/>
    </style:style>
    <style:style style:name="T72" style:family="text">
      <style:text-properties style:font-name="David" fo:language="en" fo:country="US" fo:font-weight="normal" officeooo:rsid="06c71494" style:font-size-asian="10.5pt" style:font-weight-asian="normal" style:font-name-complex="David CLM" style:font-weight-complex="normal"/>
    </style:style>
    <style:style style:name="T73" style:family="text">
      <style:text-properties style:font-name="David" fo:language="en" fo:country="US" fo:font-weight="normal" officeooo:rsid="06c7bd35" style:font-size-asian="10.5pt" style:font-weight-asian="normal" style:font-name-complex="David CLM" style:font-weight-complex="normal"/>
    </style:style>
    <style:style style:name="T74" style:family="text">
      <style:text-properties style:font-name="David" fo:language="en" fo:country="US" fo:font-weight="normal" officeooo:rsid="06c8268a" style:font-size-asian="10.5pt" style:font-weight-asian="normal" style:font-name-complex="David CLM" style:font-weight-complex="normal"/>
    </style:style>
    <style:style style:name="T75" style:family="text">
      <style:text-properties style:font-name="David" fo:language="en" fo:country="US" fo:font-weight="bold" officeooo:rsid="06bf2e14" style:font-size-asian="10.5pt" style:font-weight-asian="bold" style:font-name-complex="David CLM" style:font-weight-complex="bold"/>
    </style:style>
    <style:style style:name="T76" style:family="text">
      <style:text-properties officeooo:rsid="06c714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1">מטלה</text:span> –<text:span text:style-name="T2"> תקציב השתתפותי</text:span></text:h>
      <text:p text:style-name="P18">‫יש לענות על שאלה אחת לבחירתכם. שאלות רגילות מזכות בנקודה אחת. שאלות או סעיפים עם כוכבית‬ מזכים בנקודה נוספת.‬</text:p>
      <text:p text:style-name="P18">‫יש להוכיח את נכונות התשובות. אפשר לכתוב אלגוריתם בפסאודו-קוד, אבל הוא צריך להיות מדוייק ‫ומפורט ברמה של שפת תיכנות.‬</text:p>
      <text:p text:style-name="P30"/>
      <text:p text:style-name="P4"><text:span text:style-name="T39">שאלה </text:span><text:span text:style-name="T10">1</text:span><text:span text:style-name="T9">:</text:span><text:span text:style-name="T39"> </text:span><text:span text:style-name="T7">תקציב </text:span><text:span text:style-name="T8">אוטיליטרי</text:span><text:span text:style-name="T44"> עם </text:span><text:span text:style-name="T45">פונקציית-</text:span><text:span text:style-name="T44">תועלת מינימום</text:span></text:p>
      <text:p text:style-name="P11"><text:span text:style-name="T40">בהרצאה הנחנו</text:span><text:span text:style-name="T43">,</text:span><text:span text:style-name="T40"> שהתועלת של כל תורם שווה ל</text:span><text:span text:style-name="T48">סכום </text:span><text:span text:style-name="T40">התרומות </text:span><text:span text:style-name="T47">לנושאים </text:span><text:span text:style-name="T41">שהוא תומך </text:span><text:span text:style-name="T22">בהם:</text:span></text:p>
      <text:p text:style-name="P26"><text:span text:style-name="T22">u</text:span><text:span text:style-name="T55">i</text:span><text:span text:style-name="T20">(d) = Sum[j=1,…,m;</text:span><text:span text:style-name="T33"> u</text:span><text:span text:style-name="T56">i,j</text:span><text:span text:style-name="T65">&gt;0</text:span><text:span text:style-name="T20">] d</text:span><text:span text:style-name="T55">j</text:span></text:p>
      <text:p text:style-name="P11"><text:span text:style-name="T42">לדוגמה, אם עמי תומך </text:span><text:span text:style-name="T24">בנושאים</text:span><text:span text:style-name="T22"> </text:span><text:span text:style-name="T42">א, ב, </text:span><text:span text:style-name="T47">נושא א מקבל </text:span><text:span text:style-name="T42">4000 </text:span><text:span text:style-name="T47">ו-</text:span><text:span text:style-name="T42">ב 2000, אז התועלת של עמי היא </text:span><text:span text:style-name="T21">6000</text:span><text:span text:style-name="T42">. </text:span></text:p>
      <text:p text:style-name="P11"><text:span text:style-name="T41">בשאלה זו, נניח שהתועלת של כל תורם שווה </text:span><text:span text:style-name="T49">לתרומה הקטנה ביותר </text:span><text:span text:style-name="T50">ל</text:span><text:span text:style-name="T51">נושא כלשהו </text:span><text:span text:style-name="T50">שהוא תומך בו</text:span><text:span text:style-name="T51">:</text:span></text:p>
      <text:p text:style-name="P23"><text:span text:style-name="T34">u</text:span><text:span text:style-name="T57">i</text:span><text:span text:style-name="T35">(d) = </text:span><text:span text:style-name="T36">Min</text:span><text:span text:style-name="T35">[j=1,…,m; u</text:span><text:span text:style-name="T57">i,j</text:span><text:span text:style-name="T65">&gt;0</text:span><text:span text:style-name="T35">] d</text:span><text:span text:style-name="T57">j</text:span></text:p>
      <text:p text:style-name="P12">בדוגמה למעלה, התועלת של עמי היא 2000.</text:p>
      <text:p text:style-name="P10"><text:span text:style-name="T26">א. </text:span><text:span text:style-name="T29">הראו דוגמה שבה האלגוריתם שלמדנו בהרצאה, הנותן את כל התקציב לנושא עם הכי הרבה תומכים, </text:span><text:span text:style-name="T37">אינו </text:span><text:span text:style-name="T29">מחזיר </text:span><text:span text:style-name="T25">תקציב </text:span><text:span text:style-name="T29">אוטיליטרי.</text:span></text:p>
      <text:p text:style-name="P10"><text:span text:style-name="T29">ב. </text:span><text:span text:style-name="T23">כ</text:span><text:span text:style-name="T25">תבו אלגוריתם </text:span><text:span text:style-name="T26">יעיל </text:span><text:span text:style-name="T28">לחישוב</text:span><text:span text:style-name="T25"> תקציב </text:span><text:span text:style-name="T26">אוטיליטרי.</text:span></text:p>
      <text:p text:style-name="P9"><text:span text:style-name="T31">* ג</text:span><text:span text:style-name="T26">. האם </text:span><text:span text:style-name="T32">האלגוריתם המחזיר תקציב אוטיליטרי</text:span><text:span text:style-name="T27"> </text:span><text:span text:style-name="T26">הוא מגלה-אמת? </text:span><text:span text:style-name="T30">הוכיחו או הראו דוגמה נגדית.</text:span></text:p>
      <text:p text:style-name="P13"/>
      <text:p text:style-name="P6"><text:span text:style-name="T39">שאלה </text:span><text:span text:style-name="T11">2</text:span><text:span text:style-name="T9">:</text:span><text:span text:style-name="T39"> </text:span><text:span text:style-name="T3">זכויות לפי גובה המס</text:span></text:p>
      <text:p text:style-name="P19">נניח שאזרח i משלם מס בגובה <text:span text:style-name="T13">C</text:span><text:span text:style-name="T52">i</text:span><text:span text:style-name="T58"> </text:span><text:span text:style-name="T59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64">הוגנות</text:span><text:span text:style-name="T59"> ליחידים" תהיה: "התועלת של אזרח i היא לפחות C</text:span><text:span text:style-name="T53">i</text:span><text:span text:style-name="T59">".</text:span></text:p>
      <text:p text:style-name="P19"><text:span text:style-name="T59">א. </text:span><text:span text:style-name="T61">כתבו </text:span><text:span text:style-name="T59">הגדרה מוכללת </text:span><text:span text:style-name="T61">של תקציב הוגן לקבוצות, ושל תקציב פריק.</text:span></text:p>
      <text:p text:style-name="P22">ב. הוכיחו, שכל תקציב פריק הוא הוגן לקבוצות – בהתאם להגדרות של סעיף א.</text:p>
      <text:p text:style-name="P22">* ג. נגדיר "תקציב נאש מוכלל" כתקציב d הממקסם את הסכום:</text:p>
      <text:p text:style-name="P24"><text:span text:style-name="T60">Sum[i=1,…,n] C</text:span><text:span text:style-name="T54">i</text:span><text:span text:style-name="T60"> * log(u</text:span><text:span text:style-name="T54">i</text:span><text:span text:style-name="T60">(d))</text:span></text:p>
      <text:p text:style-name="P19"><text:span text:style-name="T61">(מכפילים </text:span><text:span text:style-name="T63">את ה</text:span><text:span text:style-name="T61">לוג </text:span><text:span text:style-name="T63">של אזרח i </text:span><text:span text:style-name="T61">בגובה המס ששילם אזרח i).</text:span></text:p>
      <text:p text:style-name="P20"><text:span text:style-name="T60">הוכיחו שתקציב נאש מוכלל הוא פריק </text:span><text:span text:style-name="T62">(לפי ההגדרה של סעיף א)</text:span><text:span text:style-name="T60">.</text:span></text:p>
      <text:p text:style-name="P22"/>
      <text:p text:style-name="P3"><text:soft-page-break/><text:span text:style-name="T39">שאלה </text:span><text:span text:style-name="T4">3</text:span><text:span text:style-name="T9">:</text:span><text:span text:style-name="T39"> </text:span><text:span text:style-name="T4">תיכנות – תקציב נאש</text:span></text:p>
      <text:p text:style-name="P15">כתבו פונקציה כללית בפייתון, המוצאת תקציב-נאש ומחשבת את הפירוק שלו. כותרת הפונקציה:</text:p>
      <text:p text:style-name="P27">def Nash_budget(</text:p>
      <text:p text:style-name="P25"><text:span text:style-name="T14"><text:tab/></text:span><text:span text:style-name="T15">total: float, </text:span><text:span text:style-name="T14">subjects: List[str],</text:span></text:p>
      <text:p text:style-name="P27"><text:tab/>preferences:List[List[str])</text:p>
      <text:p text:style-name="P21"><text:span text:style-name="T14">הקלט הוא </text:span><text:span text:style-name="T16">התקציב הכולל, </text:span><text:span text:style-name="T17">רשימת הנושאים</text:span><text:span text:style-name="T14">, <text:s/>וכן רשימת ההעדפות של השחקנים: לכל שחקן i יש רשימה של נושאים שהוא תומך בהם (תת-קבוצה של הרשימה הראשית). </text:span><text:span text:style-name="T15">הפונקציה כותבת </text:span><text:span text:style-name="T18">את הסכום המועבר לכל נושא, ואת הפירוק של התקציב לפי השחקנים. </text:span><text:span text:style-name="T19">לדוגמה:</text:span></text:p>
      <text:p text:style-name="P28">Citizen 0 gives 85 to Security and 15 to Education.</text:p>
      <text:p text:style-name="P15"/>
      <text:p text:style-name="P5"><text:span text:style-name="T39">שאלה </text:span><text:span text:style-name="T5">4</text:span><text:span text:style-name="T9">:</text:span><text:span text:style-name="T39"> </text:span><text:span text:style-name="T4">תיכנות – תקציב </text:span><text:span text:style-name="T5">אוטיליטרי על תנאי</text:span></text:p>
      <text:p text:style-name="P16">כמו שאלה 3, רק עם האלגוריתם האוטיליטרי-על-תנאי.</text:p>
      <text:p text:style-name="P16"/>
      <text:p text:style-name="P7"><text:span text:style-name="T39">שאלה </text:span><text:span text:style-name="T6">5</text:span><text:span text:style-name="T9">:</text:span><text:span text:style-name="T39"> </text:span><text:span text:style-name="T46">תקציב אגליטרי</text:span></text:p>
      <text:p text:style-name="P17">הגדרה: תקציב אגליטרי הוא תקציב הממקסם את הערך הנמוך ביותר. כלומר, הוא פותר את הבעיה הבאה:</text:p>
      <text:p text:style-name="P29">max[d] min[i] ui(d)</text:p>
      <text:p text:style-name="P17">לכל אחת מהתכונות למטה, הוכיחו שכל תקציב אגליטרי מקיים את התכונה הזאת, או הביאו דוגמה נגדית.</text:p>
      <text:p text:style-name="P17">א. הוגן ליחידים.</text:p>
      <text:p text:style-name="P17">ב. הוגן לקבוצות.</text:p>
      <text:p text:style-name="P17">ג. יעיל פארטו.</text:p>
      <text:p text:style-name="P17">* ד. מגלה-אמת.</text:p>
      <text:p text:style-name="P14"/>
      <text:p text:style-name="P8"><text:span text:style-name="T23">*** שאלה </text:span><text:span text:style-name="T12">6</text:span><text:span text:style-name="T9">:</text:span><text:span text:style-name="T23"> </text:span><text:span text:style-name="T38">שידוך לקסימין-אגליטרי</text:span></text:p>
      <text:p text:style-name="P33"><text:span text:style-name="T71">[</text:span><text:span text:style-name="T67">שאלה זו מזכה בניקוד </text:span><text:span text:style-name="T72">פי</text:span><text:span text:style-name="T67"> 4. </text:span><text:span text:style-name="T74">יתקבלו </text:span><text:span text:style-name="T67">רק תשובות עם הוכחות </text:span><text:span text:style-name="T73">מלאות </text:span><text:span text:style-name="T74">ודוגמאות מפורטות</text:span><text:span text:style-name="T67">]</text:span></text:p>
      <text:p text:style-name="P31"><text:span text:style-name="T67">נתונים n שחקנים ו־n חפצים </text:span><text:span text:style-name="T68">בדידים</text:span><text:span text:style-name="T67">. צריך לתת חפץ </text:span><text:span text:style-name="הבחנה"><text:span text:style-name="T66">אחד בדיוק</text:span></text:span><text:span text:style-name="T67"> לכל שחקן, </text:span><text:span text:style-name="הבחנה"><text:span text:style-name="T66">ללא</text:span></text:span><text:span text:style-name="T67"> כספים. תארו אלגוריתם </text:span><text:span text:style-name="T69">יעיל </text:span><text:span text:style-name="T70">(- זמן ריצה פולינומיאלי ב-n)</text:span><text:span text:style-name="T69"> </text:span><text:span text:style-name="T67">למציאת השמ</text:span><text:span text:style-name="T71">ה </text:span><text:span text:style-name="T75">לקסימין-אגליטרית</text:span><text:span text:style-name="T71">.</text:span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28T18:12:41.301000000</dc:date>
    <meta:editing-duration>P12DT1H15M16S</meta:editing-duration>
    <meta:editing-cycles>1558</meta:editing-cycles>
    <meta:document-statistic meta:table-count="0" meta:image-count="0" meta:object-count="0" meta:page-count="2" meta:paragraph-count="43" meta:word-count="460" meta:character-count="2591" meta:non-whitespace-character-count="2172"/>
  </office:meta>
</office:document-meta>
</file>